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c9211e" loext:opacity="100%" fo:language="zxx" fo:country="none" style:language-asian="zxx" style:country-asian="none" style:language-complex="zxx" style:country-complex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ertainly! These are JavaScript string methods, and I'll explain each one briefly so you can reference them later:</text:p>
      <text:list xml:id="list3599690226" text:style-name="L1">
        <text:list-item>
          <text:p text:style-name="P2"><text:span text:style-name="Source_20_Text"><text:span text:style-name="T2">charAt(index)</text:span></text:span><text:span text:style-name="T2">:</text:span></text:p>
          <text:list>
            <text:list-item>
              <text:p text:style-name="P5">Returns the character at the specified index in a string.</text:p>
            </text:list-item>
          </text:list>
        </text:list-item>
        <text:list-item>
          <text:p text:style-name="P2"><text:span text:style-name="Source_20_Text"><text:span text:style-name="T2">charCodeAt(index)</text:span></text:span><text:span text:style-name="T2">:</text:span></text:p>
          <text:list>
            <text:list-item>
              <text:p text:style-name="P5">Returns the Unicode value (integer) of the character at the specified index in a string.</text:p>
            </text:list-item>
          </text:list>
        </text:list-item>
        <text:list-item>
          <text:p text:style-name="P2"><text:span text:style-name="Source_20_Text"><text:span text:style-name="T3">endsWith</text:span></text:span><text:span text:style-name="Source_20_Text"><text:span text:style-name="T2">(searchString, length)</text:span></text:span><text:span text:style-name="T2">:</text:span></text:p>
          <text:list>
            <text:list-item>
              <text:p text:style-name="P3"><text:span text:style-name="T2">Checks if a string ends with the specified </text:span><text:span text:style-name="Source_20_Text"><text:span text:style-name="T2">searchString</text:span></text:span><text:span text:style-name="T2">. Optionally, you can specify a </text:span><text:span text:style-name="Source_20_Text"><text:span text:style-name="T2">length</text:span></text:span><text:span text:style-name="T2"> to limit the search within the string.</text:span></text:p>
            </text:list-item>
          </text:list>
        </text:list-item>
        <text:list-item>
          <text:p text:style-name="P2"><text:span text:style-name="Source_20_Text"><text:span text:style-name="T2">fromCharCode(char1, char2, ...)</text:span></text:span></text:p>
          <text:list>
            <text:list-item>
              <text:p text:style-name="P5">Converts Unicode values into characters and concatenates them to create a new string.</text:p>
            </text:list-item>
          </text:list>
        </text:list-item>
        <text:list-item>
          <text:p text:style-name="P2"><text:span text:style-name="Source_20_Text"><text:span text:style-name="T2">includes(searchString, position)</text:span></text:span><text:span text:style-name="T2">:</text:span></text:p>
          <text:list>
            <text:list-item>
              <text:p text:style-name="P3"><text:span text:style-name="T2">Checks if a string contains the specified </text:span><text:span text:style-name="Source_20_Text"><text:span text:style-name="T2">searchString</text:span></text:span><text:span text:style-name="T2">. Optionally, you can specify a </text:span><text:span text:style-name="Source_20_Text"><text:span text:style-name="T2">position</text:span></text:span><text:span text:style-name="T2"> to start the search within the string.</text:span></text:p>
            </text:list-item>
          </text:list>
        </text:list-item>
        <text:list-item>
          <text:p text:style-name="P2"><text:span text:style-name="Source_20_Text"><text:span text:style-name="T2">indexOf(searchValue, fromIndex)</text:span></text:span><text:span text:style-name="T2">:</text:span></text:p>
          <text:list>
            <text:list-item>
              <text:p text:style-name="P3"><text:span text:style-name="T2">Returns the index of the first occurrence of </text:span><text:span text:style-name="Source_20_Text"><text:span text:style-name="T2">searchValue</text:span></text:span><text:span text:style-name="T2"> in a string, starting the search from </text:span><text:span text:style-name="Source_20_Text"><text:span text:style-name="T2">fromIndex</text:span></text:span><text:span text:style-name="T2">.</text:span></text:p>
            </text:list-item>
          </text:list>
        </text:list-item>
        <text:list-item>
          <text:p text:style-name="P2"><text:span text:style-name="Source_20_Text"><text:span text:style-name="T2">lastIndexOf(searchValue, fromIndex)</text:span></text:span><text:span text:style-name="T2">:</text:span></text:p>
          <text:list>
            <text:list-item>
              <text:p text:style-name="P3"><text:span text:style-name="T2">Returns the index of the last occurrence of </text:span><text:span text:style-name="Source_20_Text"><text:span text:style-name="T2">searchValue</text:span></text:span><text:span text:style-name="T2"> in a string, starting the search from </text:span><text:span text:style-name="Source_20_Text"><text:span text:style-name="T2">fromIndex</text:span></text:span><text:span text:style-name="T2">.</text:span></text:p>
            </text:list-item>
          </text:list>
        </text:list-item>
        <text:list-item>
          <text:p text:style-name="P2"><text:span text:style-name="Source_20_Text"><text:span text:style-name="T2">length</text:span></text:span><text:span text:style-name="T2">:</text:span></text:p>
          <text:list>
            <text:list-item>
              <text:p text:style-name="P5">Property that returns the length (number of characters) of a string.</text:p>
            </text:list-item>
          </text:list>
        </text:list-item>
        <text:list-item>
          <text:p text:style-name="P2"><text:span text:style-name="Source_20_Text"><text:span text:style-name="T2">repeat(count)</text:span></text:span><text:span text:style-name="T2">:</text:span></text:p>
          <text:list>
            <text:list-item>
              <text:p text:style-name="P3"><text:span text:style-name="T2">Creates a new string by repeating the original string </text:span><text:span text:style-name="Source_20_Text"><text:span text:style-name="T2">count</text:span></text:span><text:span text:style-name="T2"> times.</text:span></text:p>
            </text:list-item>
          </text:list>
        </text:list-item>
        <text:list-item>
          <text:p text:style-name="P2"><text:span text:style-name="Source_20_Text"><text:span text:style-name="T2">replace(searchValue, replaceValue)</text:span></text:span><text:span text:style-name="T2">:</text:span></text:p>
          <text:list>
            <text:list-item>
              <text:p text:style-name="P3"><text:span text:style-name="T2">Searches for </text:span><text:span text:style-name="Source_20_Text"><text:span text:style-name="T2">searchValue</text:span></text:span><text:span text:style-name="T2"> in a string and replaces the first occurrence with </text:span><text:span text:style-name="Source_20_Text"><text:span text:style-name="T2">replaceValue</text:span></text:span><text:span text:style-name="T2">.</text:span></text:p>
            </text:list-item>
          </text:list>
        </text:list-item>
        <text:list-item>
          <text:p text:style-name="P2"><text:span text:style-name="Source_20_Text"><text:span text:style-name="T2">replaceAll(searchValue, replaceValue)</text:span></text:span><text:span text:style-name="T2">:</text:span></text:p>
          <text:list>
            <text:list-item>
              <text:p text:style-name="P3"><text:span text:style-name="T2">Replaces all occurrences of </text:span><text:span text:style-name="Source_20_Text"><text:span text:style-name="T2">searchValue</text:span></text:span><text:span text:style-name="T2"> with </text:span><text:span text:style-name="Source_20_Text"><text:span text:style-name="T2">replaceValue</text:span></text:span><text:span text:style-name="T2"> in a string (available in modern JavaScript versions).</text:span></text:p>
            </text:list-item>
          </text:list>
        </text:list-item>
        <text:list-item>
          <text:p text:style-name="P2"><text:span text:style-name="Source_20_Text"><text:span text:style-name="T2">search(regexp)</text:span></text:span><text:span text:style-name="T2">:</text:span></text:p>
          <text:list>
            <text:list-item>
              <text:p text:style-name="P3"><text:span text:style-name="T2">Searches for a regular expression </text:span><text:span text:style-name="Source_20_Text"><text:span text:style-name="T2">regexp</text:span></text:span><text:span text:style-name="T2"> within a string and returns the index of the first match.</text:span></text:p>
            </text:list-item>
          </text:list>
        </text:list-item>
        <text:list-item>
          <text:p text:style-name="P2"><text:span text:style-name="Source_20_Text"><text:span text:style-name="T2">slice(start, end)</text:span></text:span><text:span text:style-name="T2">:</text:span></text:p>
          <text:list>
            <text:list-item>
              <text:p text:style-name="P3"><text:span text:style-name="T2">Extracts a portion of a string, starting at the </text:span><text:span text:style-name="Source_20_Text"><text:span text:style-name="T2">start</text:span></text:span><text:span text:style-name="T2"> index and ending at the </text:span><text:span text:style-name="Source_20_Text"><text:span text:style-name="T2">end</text:span></text:span><text:span text:style-name="T2"> index (end is exclusive).</text:span></text:p>
            </text:list-item>
          </text:list>
        </text:list-item>
        <text:list-item>
          <text:p text:style-name="P2"><text:soft-page-break/><text:span text:style-name="Source_20_Text"><text:span text:style-name="T2">split(separator, limit)</text:span></text:span><text:span text:style-name="T2">:</text:span></text:p>
          <text:list>
            <text:list-item>
              <text:p text:style-name="P3"><text:span text:style-name="T2">Splits a string into an array of substrings based on the </text:span><text:span text:style-name="Source_20_Text"><text:span text:style-name="T2">separator</text:span></text:span><text:span text:style-name="T2"> character or regular expression. Optionally, you can specify a </text:span><text:span text:style-name="Source_20_Text"><text:span text:style-name="T2">limit</text:span></text:span><text:span text:style-name="T2"> for the maximum number of splits.</text:span></text:p>
            </text:list-item>
          </text:list>
        </text:list-item>
        <text:list-item>
          <text:p text:style-name="P2"><text:span text:style-name="Source_20_Text"><text:span text:style-name="T2">startsWith(searchString, position)</text:span></text:span><text:span text:style-name="T2">:</text:span></text:p>
          <text:list>
            <text:list-item>
              <text:p text:style-name="P3"><text:span text:style-name="T2">Checks if a string starts with the specified </text:span><text:span text:style-name="Source_20_Text"><text:span text:style-name="T2">searchString</text:span></text:span><text:span text:style-name="T2">. Optionally, you can specify a </text:span><text:span text:style-name="Source_20_Text"><text:span text:style-name="T2">position</text:span></text:span><text:span text:style-name="T2"> to start the search within the string.</text:span></text:p>
            </text:list-item>
          </text:list>
        </text:list-item>
        <text:list-item>
          <text:p text:style-name="P2"><text:span text:style-name="Source_20_Text"><text:span text:style-name="T2">substr(start, length)</text:span></text:span><text:span text:style-name="T2">:</text:span></text:p>
          <text:list>
            <text:list-item>
              <text:p text:style-name="P3"><text:span text:style-name="T2">Returns a substring of a string, starting at the </text:span><text:span text:style-name="Source_20_Text"><text:span text:style-name="T2">start</text:span></text:span><text:span text:style-name="T2"> index and with a length of </text:span><text:span text:style-name="Source_20_Text"><text:span text:style-name="T2">length</text:span></text:span><text:span text:style-name="T2">.</text:span></text:p>
            </text:list-item>
          </text:list>
        </text:list-item>
        <text:list-item>
          <text:p text:style-name="P2"><text:span text:style-name="Source_20_Text"><text:span text:style-name="T2">substring(start, end)</text:span></text:span><text:span text:style-name="T2">:</text:span></text:p>
          <text:list>
            <text:list-item>
              <text:p text:style-name="P3"><text:span text:style-name="T2">Returns a substring of a string, starting at the </text:span><text:span text:style-name="Source_20_Text"><text:span text:style-name="T2">start</text:span></text:span><text:span text:style-name="T2"> index and ending at the </text:span><text:span text:style-name="Source_20_Text"><text:span text:style-name="T2">end</text:span></text:span><text:span text:style-name="T2"> index (end is exclusive).</text:span></text:p>
            </text:list-item>
          </text:list>
        </text:list-item>
        <text:list-item>
          <text:p text:style-name="P2"><text:span text:style-name="Source_20_Text"><text:span text:style-name="T2">toLocaleLowerCase()</text:span></text:span><text:span text:style-name="T2">:</text:span></text:p>
          <text:list>
            <text:list-item>
              <text:p text:style-name="P5">Converts a string to lowercase according to the locale-specific case mappings.</text:p>
            </text:list-item>
          </text:list>
        </text:list-item>
        <text:list-item>
          <text:p text:style-name="P2"><text:span text:style-name="Source_20_Text"><text:span text:style-name="T2">toLocaleUpperCase()</text:span></text:span><text:span text:style-name="T2">:</text:span></text:p>
          <text:list>
            <text:list-item>
              <text:p text:style-name="P5">Converts a string to uppercase according to the locale-specific case mappings.</text:p>
            </text:list-item>
          </text:list>
        </text:list-item>
        <text:list-item>
          <text:p text:style-name="P2"><text:span text:style-name="Source_20_Text"><text:span text:style-name="T2">toLowerCase()</text:span></text:span><text:span text:style-name="T2">:</text:span></text:p>
          <text:list>
            <text:list-item>
              <text:p text:style-name="P5">Converts a string to lowercase.</text:p>
            </text:list-item>
          </text:list>
        </text:list-item>
        <text:list-item>
          <text:p text:style-name="P2"><text:span text:style-name="Source_20_Text"><text:span text:style-name="T2">toUpperCase()</text:span></text:span><text:span text:style-name="T2">:</text:span></text:p>
          <text:list>
            <text:list-item>
              <text:p text:style-name="P5">Converts a string to uppercase.</text:p>
            </text:list-item>
          </text:list>
        </text:list-item>
        <text:list-item>
          <text:p text:style-name="P2"><text:span text:style-name="Source_20_Text"><text:span text:style-name="T2">trim()</text:span></text:span><text:span text:style-name="T2">:</text:span></text:p>
          <text:list>
            <text:list-item>
              <text:p text:style-name="P5">Removes whitespace (spaces, tabs, and newlines) from both the beginning and end of a string.</text:p>
            </text:list-item>
          </text:list>
        </text:list-item>
        <text:list-item>
          <text:p text:style-name="P2"><text:span text:style-name="Source_20_Text"><text:span text:style-name="T2">trimEnd()</text:span></text:span><text:span text:style-name="T2"> (or </text:span><text:span text:style-name="Source_20_Text"><text:span text:style-name="T2">trimRight()</text:span></text:span><text:span text:style-name="T2">):</text:span></text:p>
          <text:list>
            <text:list-item>
              <text:p text:style-name="P5">Removes whitespace from the end of a string.</text:p>
            </text:list-item>
          </text:list>
        </text:list-item>
        <text:list-item>
          <text:p text:style-name="P2"><text:span text:style-name="Source_20_Text"><text:span text:style-name="T2">trimStart()</text:span></text:span><text:span text:style-name="T2"> (or </text:span><text:span text:style-name="Source_20_Text"><text:span text:style-name="T2">trimLeft()</text:span></text:span><text:span text:style-name="T2">):</text:span></text:p>
          <text:list>
            <text:list-item>
              <text:p text:style-name="P6">Removes whitespace from the beginning of a string.</text:p>
            </text:list-item>
          </text:list>
        </text:list-item>
      </text:list>
      <text:p text:style-name="P4">These methods and properties are used to manipulate and work with strings in JavaScript. You can reference this list whenever you need to use them in your code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7T21:55:52.563000000</meta:creation-date>
    <dc:date>2023-09-10T21:58:30.015000000</dc:date>
    <meta:editing-duration>P2DT23H42M26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50" meta:word-count="487" meta:character-count="3066" meta:non-whitespace-character-count="2677"/>
  </office:meta>
</office:document-meta>
</file>